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634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0.7972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1.3717in"/>
    </style:style>
    <style:style style:name="co11" style:family="table-column">
      <style:table-column-properties fo:break-before="auto" style:column-width="0.6429in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163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Segoe UI Historic" fo:font-size="9pt" fo:font-style="normal" fo:text-shadow="none" style:text-underline-style="none" fo:font-weight="normal" style:font-size-asian="9pt" style:font-style-asian="normal" style:font-weight-asian="normal" style:font-name-complex="Segoe UI Historic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 style:data-style-name="N163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60">
      <style:table-cell-properties style:rotation-align="none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6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diagonal-bl-tr="none" style:diagonal-tl-br="none" fo:border="none" style:rotation-align="non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fo:border="none" style:rotation-align="none"/>
    </style:style>
    <style:style style:name="ce36" style:family="table-cell" style:parent-style-name="Default" style:data-style-name="N160">
      <style:table-cell-properties fo:border-bottom="1.76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6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f8cba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60">
      <style:table-cell-properties style:rotation-align="none"/>
      <style:text-properties fo:color="#f8cba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 style:data-style-name="N161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5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row table:style-name="ro3"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3</text:p>
          </table:table-cell>
          <table:table-cell table:style-name="ce7" office:value-type="string" calcext:value-type="string">
            <text:p>t</text:p>
          </table:table-cell>
          <table:table-cell table:style-name="ce28"/>
          <table:table-cell table:style-name="ce29"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m3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3" office:value-type="string" calcext:value-type="string">
            <text:p>s2</text:p>
          </table:table-cell>
          <table:table-cell table:style-name="ce9" office:value-type="string" calcext:value-type="string">
            <text:p>m2</text:p>
          </table:table-cell>
          <table:table-cell table:style-name="ce7" office:value-type="string" calcext:value-type="string">
            <text:p>t</text:p>
          </table:table-cell>
          <table:table-cell table:number-columns-repeated="11"/>
        </table:table-row>
        <table:table-row table:style-name="ro3">
          <table:table-cell/>
          <table:table-cell table:style-name="ce5" office:value-type="float" office:value="20" calcext:value-type="float">
            <text:p>20</text:p>
          </table:table-cell>
          <table:table-cell table:style-name="ce6" office:value-type="float" office:value="5.154" calcext:value-type="float">
            <text:p>5.154</text:p>
          </table:table-cell>
          <table:table-cell table:style-name="ce6" office:value-type="float" office:value="0.817" calcext:value-type="float">
            <text:p>0.817</text:p>
          </table:table-cell>
          <table:table-cell table:style-name="ce6" office:value-type="float" office:value="5.904" calcext:value-type="float">
            <text:p>5.904</text:p>
          </table:table-cell>
          <table:table-cell table:style-name="ce6" office:value-type="float" office:value="0.752" calcext:value-type="float">
            <text:p>0.752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27"/>
          <table:table-cell table:style-name="ce30"/>
          <table:table-cell table:style-name="ce5" table:formula="of:=34/100" office:value-type="float" office:value="0.34" calcext:value-type="float">
            <text:p>0.34</text:p>
          </table:table-cell>
          <table:table-cell table:style-name="ce6" office:value-type="float" office:value="5.154" calcext:value-type="float">
            <text:p>5.154</text:p>
          </table:table-cell>
          <table:table-cell table:style-name="ce6" office:value-type="float" office:value="1.156" calcext:value-type="float">
            <text:p>1.156</text:p>
          </table:table-cell>
          <table:table-cell table:style-name="ce6" office:value-type="float" office:value="5.904" calcext:value-type="float">
            <text:p>5.904</text:p>
          </table:table-cell>
          <table:table-cell table:style-name="ce6" office:value-type="float" office:value="1.076" calcext:value-type="float">
            <text:p>1.076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768" calcext:value-type="float">
            <text:p>0.768</text:p>
          </table:table-cell>
          <table:table-cell/>
          <table:table-cell table:style-name="ce5" table:formula="of:=32/100" office:value-type="float" office:value="0.32" calcext:value-type="float">
            <text:p>0.3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96" calcext:value-type="float">
            <text:p>0.996</text:p>
          </table:table-cell>
          <table:table-cell/>
          <table:table-cell table:style-name="ce5" table:formula="of:=30/100" office:value-type="float" office:value="0.3" calcext:value-type="float">
            <text:p>0.3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76" calcext:value-type="float">
            <text:p>0.976</text:p>
          </table:table-cell>
          <table:table-cell/>
          <table:table-cell table:style-name="ce5" table:formula="of:=28/100" office:value-type="float" office:value="0.28" calcext:value-type="float">
            <text:p>0.28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96" calcext:value-type="float">
            <text:p>0.96</text:p>
          </table:table-cell>
          <table:table-cell/>
          <table:table-cell table:style-name="ce5" table:formula="of:=26/100" office:value-type="float" office:value="0.26" calcext:value-type="float">
            <text:p>0.26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898" calcext:value-type="float">
            <text:p>0.898</text:p>
          </table:table-cell>
          <table:table-cell/>
          <table:table-cell table:style-name="ce5" table:formula="of:=24/100" office:value-type="float" office:value="0.24" calcext:value-type="float">
            <text:p>0.24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86" calcext:value-type="float">
            <text:p>0.86</text:p>
          </table:table-cell>
          <table:table-cell/>
          <table:table-cell table:style-name="ce5" table:formula="of:=22/100" office:value-type="float" office:value="0.22" calcext:value-type="float">
            <text:p>0.2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787" calcext:value-type="float">
            <text:p>0.787</text:p>
          </table:table-cell>
          <table:table-cell/>
          <table:table-cell table:style-name="ce5" table:formula="of:=20/100" office:value-type="float" office:value="0.2" calcext:value-type="float">
            <text:p>0.2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755" calcext:value-type="float">
            <text:p>0.755</text:p>
          </table:table-cell>
          <table:table-cell/>
          <table:table-cell table:style-name="ce5" table:formula="of:=17/100" office:value-type="float" office:value="0.17" calcext:value-type="float">
            <text:p>0.17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687" calcext:value-type="float">
            <text:p>0.687</text:p>
          </table:table-cell>
          <table:table-cell/>
          <table:table-cell table:style-name="ce5" table:formula="of:=15/100" office:value-type="float" office:value="0.15" calcext:value-type="float">
            <text:p>0.15</text:p>
          </table:table-cell>
          <table:table-cell table:style-name="ce6" office:value-type="float" office:value="5.904" calcext:value-type="float">
            <text:p>5.904</text:p>
          </table:table-cell>
          <table:table-cell table:style-name="ce12" office:value-type="float" office:value="0.633" calcext:value-type="float">
            <text:p>0.633</text:p>
          </table:table-cell>
          <table:table-cell table:number-columns-repeated="11"/>
        </table:table-row>
        <table:table-row table:style-name="ro3">
          <table:table-cell table:style-name="ce1" office:value-type="string" calcext:value-type="string">
            <text:p>m</text:p>
          </table:table-cell>
          <table:table-cell table:style-name="ce5"/>
          <table:table-cell table:style-name="ce6" office:value-type="float" office:value="5.152" calcext:value-type="float">
            <text:p>5.152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5.905" calcext:value-type="float">
            <text:p>5.905</text:p>
          </table:table-cell>
          <table:table-cell table:style-name="ce6" office:value-type="float" office:value="0.774" calcext:value-type="float">
            <text:p>0.774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567" calcext:value-type="float">
            <text:p>0.567</text:p>
          </table:table-cell>
          <table:table-cell table:style-name="ce27"/>
          <table:table-cell table:style-name="ce30"/>
          <table:table-cell table:style-name="ce5" office:value-type="string" calcext:value-type="string">
            <text:p>2*S2</text:p>
          </table:table-cell>
          <table:table-cell table:style-name="ce6" office:value-type="float" office:value="5.152" calcext:value-type="float">
            <text:p>5.152</text:p>
          </table:table-cell>
          <table:table-cell table:style-name="ce6" office:value-type="float" office:value="1.173" calcext:value-type="float">
            <text:p>1.173</text:p>
          </table:table-cell>
          <table:table-cell table:style-name="ce6" office:value-type="float" office:value="5.905" calcext:value-type="float">
            <text:p>5.905</text:p>
          </table:table-cell>
          <table:table-cell table:style-name="ce6" office:value-type="float" office:value="1.078" calcext:value-type="float">
            <text:p>1.078</text:p>
          </table:table-cell>
          <table:table-cell table:style-name="ce6" office:value-type="float" office:value="11.667" calcext:value-type="float">
            <text:p>11.667</text:p>
          </table:table-cell>
          <table:table-cell table:style-name="ce12" office:value-type="float" office:value="0.746" calcext:value-type="float">
            <text:p>0.746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1.007" calcext:value-type="float">
            <text:p>1.007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78" calcext:value-type="float">
            <text:p>0.97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58" calcext:value-type="float">
            <text:p>0.95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908" calcext:value-type="float">
            <text:p>0.908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869" calcext:value-type="float">
            <text:p>0.86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819" calcext:value-type="float">
            <text:p>0.81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759" calcext:value-type="float">
            <text:p>0.759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693" calcext:value-type="float">
            <text:p>0.693</text:p>
          </table:table-cell>
          <table:table-cell/>
          <table:table-cell table:style-name="ce5" office:value-type="string" calcext:value-type="string">
            <text:p>2*S2</text:p>
          </table:table-cell>
          <table:table-cell table:style-name="ce6" office:value-type="float" office:value="5.905" calcext:value-type="float">
            <text:p>5.905</text:p>
          </table:table-cell>
          <table:table-cell table:style-name="ce12" office:value-type="float" office:value="0.643" calcext:value-type="float">
            <text:p>0.643</text:p>
          </table:table-cell>
          <table:table-cell table:number-columns-repeated="11"/>
        </table:table-row>
        <table:table-row table:style-name="ro3">
          <table:table-cell table:style-name="ce2" table:formula="of:=118.875/1000" office:value-type="float" office:value="0.118875" calcext:value-type="float">
            <text:p>0.118875</text:p>
          </table:table-cell>
          <table:table-cell table:style-name="ce5"/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0.807" calcext:value-type="float">
            <text:p>0.807</text:p>
          </table:table-cell>
          <table:table-cell table:style-name="ce6" office:value-type="float" office:value="5.906" calcext:value-type="float">
            <text:p>5.906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11.668" calcext:value-type="float">
            <text:p>11.668</text:p>
          </table:table-cell>
          <table:table-cell table:style-name="ce12" office:value-type="float" office:value="0.569" calcext:value-type="float">
            <text:p>0.569</text:p>
          </table:table-cell>
          <table:table-cell table:style-name="ce27"/>
          <table:table-cell table:style-name="ce30"/>
          <table:table-cell table:style-name="ce31" table:formula="of:=2*[.K2]" office:value-type="float" office:value="0.68" calcext:value-type="float">
            <text:p>0.68</text:p>
          </table:table-cell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1.138" calcext:value-type="float">
            <text:p>1.138</text:p>
          </table:table-cell>
          <table:table-cell table:style-name="ce6" office:value-type="float" office:value="5.906" calcext:value-type="float">
            <text:p>5.906</text:p>
          </table:table-cell>
          <table:table-cell table:style-name="ce6" office:value-type="float" office:value="1.076" calcext:value-type="float">
            <text:p>1.076</text:p>
          </table:table-cell>
          <table:table-cell table:style-name="ce6" office:value-type="float" office:value="11.668" calcext:value-type="float">
            <text:p>11.668</text:p>
          </table:table-cell>
          <table:table-cell table:style-name="ce12" office:value-type="float" office:value="0.763" calcext:value-type="float">
            <text:p>0.763</text:p>
          </table:table-cell>
          <table:table-cell/>
          <table:table-cell table:style-name="ce31" table:formula="of:=2*[.S2]" office:value-type="float" office:value="0.64" calcext:value-type="float">
            <text:p>0.6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91" calcext:value-type="float">
            <text:p>0.991</text:p>
          </table:table-cell>
          <table:table-cell/>
          <table:table-cell table:style-name="ce31" table:formula="of:=2*[.W2]" office:value-type="float" office:value="0.6" calcext:value-type="float">
            <text:p>0.6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86" calcext:value-type="float">
            <text:p>0.986</text:p>
          </table:table-cell>
          <table:table-cell/>
          <table:table-cell table:style-name="ce31" table:formula="of:=2*[.AA2]" office:value-type="float" office:value="0.56" calcext:value-type="float">
            <text:p>0.56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51" calcext:value-type="float">
            <text:p>0.951</text:p>
          </table:table-cell>
          <table:table-cell/>
          <table:table-cell table:style-name="ce31" table:formula="of:=2*[.AE2]" office:value-type="float" office:value="0.52" calcext:value-type="float">
            <text:p>0.52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902" calcext:value-type="float">
            <text:p>0.902</text:p>
          </table:table-cell>
          <table:table-cell/>
          <table:table-cell table:style-name="ce31" table:formula="of:=2*[.AI2]" office:value-type="float" office:value="0.48" calcext:value-type="float">
            <text:p>0.48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859" calcext:value-type="float">
            <text:p>0.859</text:p>
          </table:table-cell>
          <table:table-cell/>
          <table:table-cell table:style-name="ce31" table:formula="of:=2*[.AM2]" office:value-type="float" office:value="0.44" calcext:value-type="float">
            <text:p>0.4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783" calcext:value-type="float">
            <text:p>0.783</text:p>
          </table:table-cell>
          <table:table-cell/>
          <table:table-cell table:style-name="ce31" table:formula="of:=2*[.AQ2]" office:value-type="float" office:value="0.4" calcext:value-type="float">
            <text:p>0.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76" calcext:value-type="float">
            <text:p>0.76</text:p>
          </table:table-cell>
          <table:table-cell/>
          <table:table-cell table:style-name="ce31" table:formula="of:=2*[.AU2]" office:value-type="float" office:value="0.34" calcext:value-type="float">
            <text:p>0.34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691" calcext:value-type="float">
            <text:p>0.691</text:p>
          </table:table-cell>
          <table:table-cell/>
          <table:table-cell table:style-name="ce31" table:formula="of:=2*[.AY2]" office:value-type="float" office:value="0.3" calcext:value-type="float">
            <text:p>0.3</text:p>
          </table:table-cell>
          <table:table-cell table:style-name="ce6" office:value-type="float" office:value="5.906" calcext:value-type="float">
            <text:p>5.906</text:p>
          </table:table-cell>
          <table:table-cell table:style-name="ce12" office:value-type="float" office:value="0.64" calcext:value-type="float">
            <text:p>0.64</text:p>
          </table:table-cell>
          <table:table-cell table:number-columns-repeated="11"/>
        </table:table-row>
        <table:table-row table:style-name="ro3">
          <table:table-cell/>
          <table:table-cell table:style-name="ce5"/>
          <table:table-cell table:style-name="ce52" table:formula="of:=AVERAGE([.C2:.C4])/1000" office:value-type="float" office:value="0.005153" calcext:value-type="float">
            <text:p>0.0052</text:p>
          </table:table-cell>
          <table:table-cell table:style-name="ce6" office:value-type="float" office:value="0.814" calcext:value-type="float">
            <text:p>0.814</text:p>
          </table:table-cell>
          <table:table-cell table:style-name="ce52" table:formula="of:=AVERAGE([.E2:.E4])/1000" office:value-type="float" office:value="0.005905" calcext:value-type="float">
            <text:p>0.0059</text:p>
          </table:table-cell>
          <table:table-cell table:style-name="ce6" office:value-type="float" office:value="0.749" calcext:value-type="float">
            <text:p>0.749</text:p>
          </table:table-cell>
          <table:table-cell table:style-name="ce52" table:formula="of:=AVERAGE([.G2:.G4])/1000" office:value-type="float" office:value="0.0116673333333333" calcext:value-type="float">
            <text:p>0.0117</text:p>
          </table:table-cell>
          <table:table-cell table:style-name="ce12" office:value-type="float" office:value="0.554" calcext:value-type="float">
            <text:p>0.554</text:p>
          </table:table-cell>
          <table:table-cell table:style-name="ce6" table:number-columns-repeated="2"/>
          <table:table-cell table:style-name="ce5"/>
          <table:table-cell table:style-name="ce6"/>
          <table:table-cell table:style-name="ce6" table:formula="of:=AVERAGE([.M2:.M4])" office:value-type="float" office:value="1.15566666666667" calcext:value-type="float">
            <text:p>1.15566666666667</text:p>
          </table:table-cell>
          <table:table-cell table:style-name="ce6" table:formula="of:=AVERAGE([.N2:.N4])" office:value-type="float" office:value="5.905" calcext:value-type="float">
            <text:p>5.905</text:p>
          </table:table-cell>
          <table:table-cell table:style-name="ce27" table:formula="of:=AVERAGE([.O2:.O4])" office:value-type="float" office:value="1.07666666666667" calcext:value-type="float">
            <text:p>1.077</text:p>
          </table:table-cell>
          <table:table-cell table:style-name="ce6"/>
          <table:table-cell table:style-name="ce12"/>
          <table:table-cell/>
          <table:table-cell table:style-name="ce5"/>
          <table:table-cell table:style-name="ce6"/>
          <table:table-cell table:style-name="ce12" table:formula="of:=AVERAGE([.U2:.U4])" office:value-type="float" office:value="0.998" calcext:value-type="float">
            <text:p>0.998</text:p>
          </table:table-cell>
          <table:table-cell/>
          <table:table-cell table:style-name="ce5"/>
          <table:table-cell table:style-name="ce6"/>
          <table:table-cell table:style-name="ce12" table:formula="of:=AVERAGE([.Y2:.Y4])" office:value-type="float" office:value="0.98" calcext:value-type="float">
            <text:p>0.98</text:p>
          </table:table-cell>
          <table:table-cell/>
          <table:table-cell table:style-name="ce5"/>
          <table:table-cell table:style-name="ce6"/>
          <table:table-cell table:style-name="ce40" table:formula="of:=AVERAGE([.AC2:.AC4])" office:value-type="float" office:value="0.956333333333333" calcext:value-type="float">
            <text:p>0.956</text:p>
          </table:table-cell>
          <table:table-cell/>
          <table:table-cell table:style-name="ce5"/>
          <table:table-cell table:style-name="ce6"/>
          <table:table-cell table:style-name="ce40" table:formula="of:=AVERAGE([.AG2:.AG4])" office:value-type="float" office:value="0.902666666666667" calcext:value-type="float">
            <text:p>0.903</text:p>
          </table:table-cell>
          <table:table-cell/>
          <table:table-cell table:style-name="ce5"/>
          <table:table-cell table:style-name="ce6"/>
          <table:table-cell table:style-name="ce40" table:formula="of:=AVERAGE([.AK2:.AK4])" office:value-type="float" office:value="0.862666666666667" calcext:value-type="float">
            <text:p>0.863</text:p>
          </table:table-cell>
          <table:table-cell/>
          <table:table-cell table:style-name="ce5"/>
          <table:table-cell table:style-name="ce6"/>
          <table:table-cell table:style-name="ce40" table:formula="of:=AVERAGE([.AO2:.AO4])" office:value-type="float" office:value="0.796333333333333" calcext:value-type="float">
            <text:p>0.796</text:p>
          </table:table-cell>
          <table:table-cell/>
          <table:table-cell table:style-name="ce5"/>
          <table:table-cell table:style-name="ce6"/>
          <table:table-cell table:style-name="ce12" table:formula="of:=AVERAGE([.AS2:.AS4])" office:value-type="float" office:value="0.758" calcext:value-type="float">
            <text:p>0.758</text:p>
          </table:table-cell>
          <table:table-cell/>
          <table:table-cell table:style-name="ce5"/>
          <table:table-cell table:style-name="ce6"/>
          <table:table-cell table:style-name="ce40" table:formula="of:=AVERAGE([.AW2:.AW4])" office:value-type="float" office:value="0.690333333333333" calcext:value-type="float">
            <text:p>0.690</text:p>
          </table:table-cell>
          <table:table-cell/>
          <table:table-cell table:style-name="ce5"/>
          <table:table-cell table:style-name="ce6"/>
          <table:table-cell table:style-name="ce40" table:formula="of:=AVERAGE([.BA2:.BA4])" office:value-type="float" office:value="0.638666666666667" calcext:value-type="float">
            <text:p>0.639</text:p>
          </table:table-cell>
          <table:table-cell table:number-columns-repeated="11"/>
        </table:table-row>
        <table:table-row table:style-name="ro3">
          <table:table-cell/>
          <table:table-cell table:style-name="ce5"/>
          <table:table-cell table:style-name="ce6"/>
          <table:table-cell table:style-name="ce6" office:value-type="float" office:value="0.822" calcext:value-type="float">
            <text:p>0.822</text:p>
          </table:table-cell>
          <table:table-cell table:style-name="ce6"/>
          <table:table-cell table:style-name="ce22" office:value-type="float" office:value="0.775" calcext:value-type="float">
            <text:p>0.775</text:p>
          </table:table-cell>
          <table:table-cell table:style-name="ce6"/>
          <table:table-cell table:style-name="ce12" office:value-type="float" office:value="0.559" calcext:value-type="float">
            <text:p>0.559</text:p>
          </table:table-cell>
          <table:table-cell table:style-name="ce6" table:number-columns-repeated="2"/>
          <table:table-cell table:style-name="ce4"/>
          <table:table-cell table:style-name="ce11" table:number-columns-repeated="3"/>
          <table:table-cell table:style-name="ce36" table:formula="of:=[.O5]^2" office:value-type="float" office:value="1.15921111111111" calcext:value-type="float">
            <text:p>1.159</text:p>
          </table:table-cell>
          <table:table-cell table:style-name="ce11"/>
          <table:table-cell table:style-name="ce8"/>
          <table:table-cell/>
          <table:table-cell table:style-name="ce4"/>
          <table:table-cell table:style-name="ce11"/>
          <table:table-cell table:style-name="ce26" table:formula="of:=[.U5]^2" office:value-type="float" office:value="0.996004" calcext:value-type="float">
            <text:p>0.996</text:p>
          </table:table-cell>
          <table:table-cell/>
          <table:table-cell table:style-name="ce4"/>
          <table:table-cell table:style-name="ce11"/>
          <table:table-cell table:style-name="ce26" table:formula="of:=[.Y5]^2" office:value-type="float" office:value="0.9604" calcext:value-type="float">
            <text:p>0.960</text:p>
          </table:table-cell>
          <table:table-cell/>
          <table:table-cell table:style-name="ce4"/>
          <table:table-cell table:style-name="ce11"/>
          <table:table-cell table:style-name="ce26" table:formula="of:=[.AC5]^2" office:value-type="float" office:value="0.914573444444445" calcext:value-type="float">
            <text:p>0.915</text:p>
          </table:table-cell>
          <table:table-cell/>
          <table:table-cell table:style-name="ce4"/>
          <table:table-cell table:style-name="ce11"/>
          <table:table-cell table:style-name="ce41" table:formula="of:=[.AG5]^2" office:value-type="float" office:value="0.814807111111111" calcext:value-type="float">
            <text:p>0.814807111111111</text:p>
          </table:table-cell>
          <table:table-cell/>
          <table:table-cell table:style-name="ce4"/>
          <table:table-cell table:style-name="ce11"/>
          <table:table-cell table:style-name="ce41" table:formula="of:=[.AK5]^2" office:value-type="float" office:value="0.744193777777778" calcext:value-type="float">
            <text:p>0.744193777777778</text:p>
          </table:table-cell>
          <table:table-cell/>
          <table:table-cell table:style-name="ce4"/>
          <table:table-cell table:style-name="ce11"/>
          <table:table-cell table:style-name="ce26" table:formula="of:=[.AO5]^2" office:value-type="float" office:value="0.634146777777778" calcext:value-type="float">
            <text:p>0.634</text:p>
          </table:table-cell>
          <table:table-cell/>
          <table:table-cell table:style-name="ce4"/>
          <table:table-cell table:style-name="ce11"/>
          <table:table-cell table:style-name="ce26" table:formula="of:=[.AS5]^2" office:value-type="float" office:value="0.574564" calcext:value-type="float">
            <text:p>0.575</text:p>
          </table:table-cell>
          <table:table-cell/>
          <table:table-cell table:style-name="ce4"/>
          <table:table-cell table:style-name="ce11"/>
          <table:table-cell table:style-name="ce26" table:formula="of:=[.AW5]^2" office:value-type="float" office:value="0.476560111111111" calcext:value-type="float">
            <text:p>0.477</text:p>
          </table:table-cell>
          <table:table-cell/>
          <table:table-cell table:style-name="ce4"/>
          <table:table-cell table:style-name="ce11"/>
          <table:table-cell table:style-name="ce26" table:formula="of:=[.BA5]^2" office:value-type="float" office:value="0.407895111111111" calcext:value-type="float">
            <text:p>0.408</text:p>
          </table:table-cell>
          <table:table-cell table:number-columns-repeated="11"/>
        </table:table-row>
        <table:table-row table:style-name="ro3">
          <table:table-cell/>
          <table:table-cell table:style-name="ce4"/>
          <table:table-cell table:style-name="ce11"/>
          <table:table-cell table:style-name="ce13" table:formula="of:=AVERAGE([.D2:.D6])" office:value-type="float" office:value="0.813" calcext:value-type="float">
            <text:p>0.813</text:p>
          </table:table-cell>
          <table:table-cell table:style-name="ce11"/>
          <table:table-cell table:style-name="ce13" table:formula="of:=AVERAGE([.F2:.F6])" office:value-type="float" office:value="0.766" calcext:value-type="float">
            <text:p>0.766</text:p>
          </table:table-cell>
          <table:table-cell table:style-name="ce11"/>
          <table:table-cell table:style-name="ce26" table:formula="of:=AVERAGE([.H2:.H6])" office:value-type="float" office:value="0.5592" calcext:value-type="float">
            <text:p>0.559</text:p>
          </table:table-cell>
          <table:table-cell table:style-name="ce6" table:number-columns-repeated="2"/>
          <table:table-cell table:number-columns-repeated="54"/>
        </table:table-row>
        <table:table-row table:style-name="ro3">
          <table:table-cell/>
          <table:table-cell table:style-name="ce6" table:number-columns-repeated="2"/>
          <table:table-cell table:style-name="ce14" table:formula="of:=[.D7]^2" office:value-type="float" office:value="0.660969" calcext:value-type="float">
            <text:p>0.660969</text:p>
          </table:table-cell>
          <table:table-cell table:style-name="ce6"/>
          <table:table-cell table:style-name="ce14" table:formula="of:=[.F7]^2" office:value-type="float" office:value="0.586756" calcext:value-type="float">
            <text:p>0.586756</text:p>
          </table:table-cell>
          <table:table-cell table:style-name="ce6"/>
          <table:table-cell table:style-name="ce14" table:formula="of:=[.H7]^2" office:value-type="float" office:value="0.31270464" calcext:value-type="float">
            <text:p>0.31270464</text:p>
          </table:table-cell>
          <table:table-cell table:style-name="ce6" table:number-columns-repeated="2"/>
          <table:table-cell table:number-columns-repeated="54"/>
        </table:table-row>
        <table:table-row table:style-name="ro3" table:number-rows-repeated="3">
          <table:table-cell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27"/>
          <table:table-cell table:number-columns-repeated="54"/>
        </table:table-row>
        <table:table-row table:style-name="ro3">
          <table:table-cell table:number-columns-repeated="8"/>
          <table:table-cell table:style-name="ce6" table:number-columns-repeated="2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style-name="ce3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/>
          <table:table-cell table:style-name="ce15" office:value-type="string" calcext:value-type="string">
            <text:p>m1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m2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m3</text:p>
          </table:table-cell>
          <table:table-cell table:style-name="ce19" office:value-type="string" calcext:value-type="string">
            <text:p>t</text:p>
          </table:table-cell>
          <table:table-cell table:style-name="ce9" office:value-type="string" calcext:value-type="string">
            <text:p>m4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5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6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m7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m9</text:p>
          </table:table-cell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3">
          <table:table-cell table:style-name="ce4" table:formula="of:=20/100" office:value-type="float" office:value="0.2" calcext:value-type="float">
            <text:p>0.2</text:p>
          </table:table-cell>
          <table:table-cell table:style-name="ce8" table:formula="of:=20/100" office:value-type="float" office:value="0.2" calcext:value-type="float">
            <text:p>0.2</text:p>
          </table:table-cell>
          <table:table-cell/>
          <table:table-cell table:style-name="ce16" table:formula="of:=7.8/1000" office:value-type="float" office:value="0.0078" calcext:value-type="float">
            <text:p>0.0078</text:p>
          </table:table-cell>
          <table:table-cell table:style-name="ce20" office:value-type="float" office:value="0.425" calcext:value-type="float">
            <text:p>0.425</text:p>
          </table:table-cell>
          <table:table-cell table:style-name="ce24" table:formula="of:=10.5/1000" office:value-type="float" office:value="0.0105" calcext:value-type="float">
            <text:p>0.0105</text:p>
          </table:table-cell>
          <table:table-cell table:style-name="ce20" office:value-type="float" office:value="0.364" calcext:value-type="float">
            <text:p>0.364</text:p>
          </table:table-cell>
          <table:table-cell table:style-name="ce24" table:formula="of:=12/1000" office:value-type="float" office:value="0.012" calcext:value-type="float">
            <text:p>0.012</text:p>
          </table:table-cell>
          <table:table-cell table:style-name="ce20" office:value-type="float" office:value="0.344" calcext:value-type="float">
            <text:p>0.344</text:p>
          </table:table-cell>
          <table:table-cell table:style-name="ce11" table:formula="of:=14.8/1000" office:value-type="float" office:value="0.0148" calcext:value-type="float">
            <text:p>0.0148</text:p>
          </table:table-cell>
          <table:table-cell table:style-name="ce32" office:value-type="float" office:value="0.32" calcext:value-type="float">
            <text:p>0.32</text:p>
          </table:table-cell>
          <table:table-cell table:style-name="ce11" table:formula="of:=[.D15]+[.F15]" office:value-type="float" office:value="0.0183" calcext:value-type="float">
            <text:p>0.0183</text:p>
          </table:table-cell>
          <table:table-cell table:style-name="ce32" office:value-type="float" office:value="0.28" calcext:value-type="float">
            <text:p>0.28</text:p>
          </table:table-cell>
          <table:table-cell table:style-name="ce11" table:formula="of:=[.D15]+[.H15]" office:value-type="float" office:value="0.0198" calcext:value-type="float">
            <text:p>0.0198</text:p>
          </table:table-cell>
          <table:table-cell table:style-name="ce32" office:value-type="float" office:value="0.273" calcext:value-type="float">
            <text:p>0.273</text:p>
          </table:table-cell>
          <table:table-cell table:style-name="ce11" table:formula="of:=[.J15]+[.D15]" office:value-type="float" office:value="0.0226" calcext:value-type="float">
            <text:p>0.0226</text:p>
          </table:table-cell>
          <table:table-cell table:style-name="ce32" office:value-type="float" office:value="0.262" calcext:value-type="float">
            <text:p>0.262</text:p>
          </table:table-cell>
          <table:table-cell table:style-name="ce4" table:formula="of:=[.F15]+[.J15]" office:value-type="float" office:value="0.0253" calcext:value-type="float">
            <text:p>0.0253</text:p>
          </table:table-cell>
          <table:table-cell table:style-name="ce32" office:value-type="float" office:value="0.247" calcext:value-type="float">
            <text:p>0.247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3">
          <table:table-cell table:number-columns-repeated="3"/>
          <table:table-cell table:style-name="ce15" office:value-type="string" calcext:value-type="string">
            <text:p>1/m1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3" office:value-type="string" calcext:value-type="string">
            <text:p>1/m2</text:p>
          </table:table-cell>
          <table:table-cell table:style-name="ce20" office:value-type="float" office:value="0.36" calcext:value-type="float">
            <text:p>0.36</text:p>
          </table:table-cell>
          <table:table-cell table:style-name="ce23" office:value-type="string" calcext:value-type="string">
            <text:p>1/m3</text:p>
          </table:table-cell>
          <table:table-cell table:style-name="ce20" office:value-type="float" office:value="0.346" calcext:value-type="float">
            <text:p>0.346</text:p>
          </table:table-cell>
          <table:table-cell table:style-name="ce9" office:value-type="string" calcext:value-type="string">
            <text:p>1/m4</text:p>
          </table:table-cell>
          <table:table-cell table:style-name="ce32" office:value-type="float" office:value="0.32" calcext:value-type="float">
            <text:p>0.32</text:p>
          </table:table-cell>
          <table:table-cell table:style-name="ce9" office:value-type="string" calcext:value-type="string">
            <text:p>1/m5</text:p>
          </table:table-cell>
          <table:table-cell table:style-name="ce32" office:value-type="float" office:value="0.28" calcext:value-type="float">
            <text:p>0.28</text:p>
          </table:table-cell>
          <table:table-cell table:style-name="ce9" office:value-type="string" calcext:value-type="string">
            <text:p>1/m6</text:p>
          </table:table-cell>
          <table:table-cell table:style-name="ce32" office:value-type="float" office:value="0.275" calcext:value-type="float">
            <text:p>0.275</text:p>
          </table:table-cell>
          <table:table-cell table:style-name="ce9" office:value-type="string" calcext:value-type="string">
            <text:p>1/m7</text:p>
          </table:table-cell>
          <table:table-cell table:style-name="ce32" office:value-type="float" office:value="0.259" calcext:value-type="float">
            <text:p>0.259</text:p>
          </table:table-cell>
          <table:table-cell table:style-name="ce3" office:value-type="string" calcext:value-type="string">
            <text:p>1/m9</text:p>
          </table:table-cell>
          <table:table-cell table:style-name="ce32" office:value-type="float" office:value="0.246" calcext:value-type="float">
            <text:p>0.246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3">
          <table:table-cell table:number-columns-repeated="3"/>
          <table:table-cell table:style-name="ce16" table:formula="of:=1/[.D15]" office:value-type="float" office:value="128.205128205128" calcext:value-type="float">
            <text:p>128.205128205128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4" table:formula="of:=1/[.F15]" office:value-type="float" office:value="95.2380952380952" calcext:value-type="float">
            <text:p>95.2380952380952</text:p>
          </table:table-cell>
          <table:table-cell table:style-name="ce20" office:value-type="float" office:value="0.361" calcext:value-type="float">
            <text:p>0.361</text:p>
          </table:table-cell>
          <table:table-cell table:style-name="ce24" table:formula="of:=1/[.H15]" office:value-type="float" office:value="83.3333333333333" calcext:value-type="float">
            <text:p>83.3333333333333</text:p>
          </table:table-cell>
          <table:table-cell table:style-name="ce20" office:value-type="float" office:value="0.347" calcext:value-type="float">
            <text:p>0.347</text:p>
          </table:table-cell>
          <table:table-cell table:style-name="ce11" table:formula="of:=1/[.J15]" office:value-type="float" office:value="67.5675675675676" calcext:value-type="float">
            <text:p>67.5675675675676</text:p>
          </table:table-cell>
          <table:table-cell table:style-name="ce32" office:value-type="float" office:value="0.317" calcext:value-type="float">
            <text:p>0.317</text:p>
          </table:table-cell>
          <table:table-cell table:style-name="ce11" table:formula="of:=1/[.L15]" office:value-type="float" office:value="54.6448087431694" calcext:value-type="float">
            <text:p>54.6448087431694</text:p>
          </table:table-cell>
          <table:table-cell table:style-name="ce32" office:value-type="float" office:value="0.28" calcext:value-type="float">
            <text:p>0.28</text:p>
          </table:table-cell>
          <table:table-cell table:style-name="ce11" table:formula="of:=1/[.N15]" office:value-type="float" office:value="50.5050505050505" calcext:value-type="float">
            <text:p>50.5050505050505</text:p>
          </table:table-cell>
          <table:table-cell table:style-name="ce32" office:value-type="float" office:value="0.27" calcext:value-type="float">
            <text:p>0.27</text:p>
          </table:table-cell>
          <table:table-cell table:style-name="ce11" table:formula="of:=1/[.P15]" office:value-type="float" office:value="44.2477876106195" calcext:value-type="float">
            <text:p>44.2477876106195</text:p>
          </table:table-cell>
          <table:table-cell table:style-name="ce32" office:value-type="float" office:value="0.26" calcext:value-type="float">
            <text:p>0.26</text:p>
          </table:table-cell>
          <table:table-cell table:style-name="ce4" table:formula="of:=1/[.R15]" office:value-type="float" office:value="39.5256916996047" calcext:value-type="float">
            <text:p>39.5256916996047</text:p>
          </table:table-cell>
          <table:table-cell table:style-name="ce32" office:value-type="float" office:value="0.243" calcext:value-type="float">
            <text:p>0.243</text:p>
          </table:table-cell>
          <table:table-cell table:number-columns-repeated="2"/>
          <table:table-cell table:style-name="ce38" table:number-columns-repeated="2"/>
          <table:table-cell table:number-columns-repeated="41"/>
        </table:table-row>
        <table:table-row table:style-name="ro3">
          <table:table-cell table:number-columns-repeated="3"/>
          <table:table-cell table:style-name="ce17"/>
          <table:table-cell table:style-name="ce20" office:value-type="float" office:value="0.421" calcext:value-type="float">
            <text:p>0.421</text:p>
          </table:table-cell>
          <table:table-cell table:style-name="ce17"/>
          <table:table-cell table:style-name="ce20" office:value-type="float" office:value="0.362" calcext:value-type="float">
            <text:p>0.362</text:p>
          </table:table-cell>
          <table:table-cell table:style-name="ce17"/>
          <table:table-cell table:style-name="ce21" table:formula="of:=AVERAGE([.I15:.I17])" office:value-type="float" office:value="0.345666666666667" calcext:value-type="float">
            <text:p>0.346</text:p>
          </table:table-cell>
          <table:table-cell/>
          <table:table-cell table:style-name="ce33" table:formula="of:=AVERAGE([.K15:.K17])" office:value-type="float" office:value="0.319" calcext:value-type="float">
            <text:p>0.319</text:p>
          </table:table-cell>
          <table:table-cell/>
          <table:table-cell table:style-name="ce33" table:formula="of:=AVERAGE([.M15:.M17])" office:value-type="float" office:value="0.28" calcext:value-type="float">
            <text:p>0.28</text:p>
          </table:table-cell>
          <table:table-cell/>
          <table:table-cell table:style-name="ce21" table:formula="of:=AVERAGE([.O15:.O17])" office:value-type="float" office:value="0.272666666666667" calcext:value-type="float">
            <text:p>0.273</text:p>
          </table:table-cell>
          <table:table-cell/>
          <table:table-cell table:style-name="ce21" table:formula="of:=AVERAGE([.Q15:.Q17])" office:value-type="float" office:value="0.260333333333333" calcext:value-type="float">
            <text:p>0.260</text:p>
          </table:table-cell>
          <table:table-cell/>
          <table:table-cell table:style-name="ce21" table:formula="of:=AVERAGE([.S15:.S17])" office:value-type="float" office:value="0.245333333333333" calcext:value-type="float">
            <text:p>0.245</text:p>
          </table:table-cell>
          <table:table-cell table:number-columns-repeated="2"/>
          <table:table-cell table:style-name="ce38"/>
          <table:table-cell table:style-name="ce39"/>
          <table:table-cell table:number-columns-repeated="41"/>
        </table:table-row>
        <table:table-row table:style-name="ro3">
          <table:table-cell table:number-columns-repeated="3"/>
          <table:table-cell table:style-name="ce17"/>
          <table:table-cell table:style-name="ce20" office:value-type="float" office:value="0.421" calcext:value-type="float">
            <text:p>0.421</text:p>
          </table:table-cell>
          <table:table-cell table:style-name="ce17"/>
          <table:table-cell table:style-name="ce20" office:value-type="float" office:value="0.361" calcext:value-type="float">
            <text:p>0.361</text:p>
          </table:table-cell>
          <table:table-cell table:style-name="ce17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7"/>
          <table:table-cell table:style-name="ce21" table:formula="of:=AVERAGE([.E15];[.E16];[.E18])" office:value-type="float" office:value="0.423333333333333" calcext:value-type="float">
            <text:p>0.423</text:p>
          </table:table-cell>
          <table:table-cell table:style-name="ce17"/>
          <table:table-cell table:style-name="ce21" table:formula="of:=AVERAGE([.G15];[.G16];[.G18])" office:value-type="float" office:value="0.362" calcext:value-type="float">
            <text:p>0.362</text:p>
          </table:table-cell>
          <table:table-cell table:style-name="ce17" table:number-columns-repeated="2"/>
          <table:table-cell table:style-name="ce6" table:number-columns-repeated="8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3" table:number-rows-repeated="4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style-name="ce37"/>
          <table:table-cell table:number-columns-repeated="46"/>
        </table:table-row>
        <table:table-row table:style-name="ro3">
          <table:table-cell table:number-columns-repeated="9"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5"/>
          <table:table-cell table:style-name="ce6" table:number-columns-repeated="3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5"/>
          <table:table-cell table:style-name="ce6" table:number-columns-repeated="2"/>
          <table:table-cell table:style-name="ce27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3" table:number-rows-repeated="2">
          <table:table-cell table:number-columns-repeated="5"/>
          <table:table-cell table:style-name="ce6" table:number-columns-repeated="3"/>
          <table:table-cell/>
          <table:table-cell table:style-name="ce6"/>
          <table:table-cell table:style-name="ce34"/>
          <table:table-cell table:style-name="ce35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5"/>
          <table:table-cell table:style-name="ce6" table:number-columns-repeated="3"/>
          <table:table-cell/>
          <table:table-cell table:style-name="ce6" table:number-columns-repeated="8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2"/>
          <table:table-cell table:style-name="ce27"/>
          <table:table-cell table:style-name="ce6" table:number-columns-repeated="5"/>
          <table:table-cell table:number-columns-repeated="47"/>
        </table:table-row>
        <table:table-row table:style-name="ro3">
          <table:table-cell table:number-columns-repeated="9"/>
          <table:table-cell table:style-name="ce6" table:number-columns-repeated="8"/>
          <table:table-cell table:number-columns-repeated="47"/>
        </table:table-row>
        <table:table-row table:style-name="ro3" table:number-rows-repeated="15">
          <table:table-cell table:number-columns-repeated="64"/>
        </table:table-row>
        <table:table-row table:style-name="ro3">
          <table:table-cell table:number-columns-repeated="6"/>
          <table:table-cell>
            <draw:frame table:end-cell-address="Sheet1.O70" table:end-x="0.0661in" table:end-y="0.1827in" draw:z-index="0" draw:name="Chart 9" draw:style-name="gr1" draw:text-style-name="P1" svg:width="5.9571in" svg:height="3.4126in" svg:x="0.5083in" svg:y="0.6791in">
              <draw:object draw:notify-on-update-of-ranges="Sheet1.B58:Sheet1.B65 Sheet1.C58:Sheet1.C65 Sheet1.D58:Sheet1.D65 Sheet1.D58:Sheet1.D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15"/>
          <table:table-cell table:style-name="ce3" table:number-matrix-columns-spanned="2" table:number-matrix-rows-spanned="2" table:formula="of:=LINEST([.C58:.C65];[.B58:.B65];1;1)" office:value-type="float" office:value="-0.00347069015956536" calcext:value-type="float">
            <text:p>-0.003470690159565</text:p>
          </table:table-cell>
          <table:table-cell table:style-name="ce7" office:value-type="float" office:value="9.51363807564179" calcext:value-type="float">
            <text:p>9.51363807564179</text:p>
          </table:table-cell>
          <table:table-cell table:number-columns-repeated="47"/>
        </table:table-row>
        <table:table-row table:style-name="ro3">
          <table:table-cell/>
          <table:table-cell office:value-type="string" calcext:value-type="string">
            <text:p>1/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делта g</text:p>
          </table:table-cell>
          <table:table-cell table:number-columns-repeated="11"/>
          <table:table-cell table:style-name="ce4" office:value-type="float" office:value="0.00282332222249524" calcext:value-type="float">
            <text:p>0.002823322222495</text:p>
          </table:table-cell>
          <table:table-cell table:style-name="ce8" office:value-type="float" office:value="0.214260311209667" calcext:value-type="float">
            <text:p>0.214260311209667</text:p>
          </table:table-cell>
          <table:table-cell table:number-columns-repeated="47"/>
        </table:table-row>
        <table:table-row table:style-name="ro3">
          <table:table-cell/>
          <table:table-cell table:style-name="ce3" office:value-type="float" office:value="128.205" calcext:value-type="float">
            <text:p>128.205</text:p>
          </table:table-cell>
          <table:table-cell table:style-name="ce7" table:formula="of:=(([.A4]+[.D15])*[.B15]^2)/([.D15]*2*[.A15]*[.E20]^2)" office:value-type="float" office:value="9.0621527396901" calcext:value-type="float">
            <text:p>9.0621527396901</text:p>
          </table:table-cell>
          <table:table-cell table:style-name="ce18" table:formula="of:=[.C58]*(((0.0000005*2+0.0000005)/[.$A$4]+[.D15])+(2*0.001/[.$B$15])+(0.001/[.$A$15])+(0.0000005/[.D15])+(0.0005/[.E20]))" office:value-type="float" office:value="0.218015668629815" calcext:value-type="float">
            <text:p>0.218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95.238" calcext:value-type="float">
            <text:p>95.238</text:p>
          </table:table-cell>
          <table:table-cell table:style-name="ce12" table:formula="of:=(([.$A$4]+[.F15])*[.$B$15]^2)/([.F15]*2*[.$A$15]*[.G20]^2)" office:value-type="float" office:value="9.40251256938782" calcext:value-type="float">
            <text:p>9.40251256938782</text:p>
          </table:table-cell>
          <table:table-cell table:style-name="ce18" table:formula="of:=[.C59]*(((0.0000005*2+0.0000005)/[.$A$4]+[.F15])+(2*0.001/[.$B$15])+(0.001/[.$A$15])+(0.0000005/[.F15])+(0.0005/[.G20]))" office:value-type="float" office:value="0.253317348718969" calcext:value-type="float">
            <text:p>0.253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83.333" calcext:value-type="float">
            <text:p>83.333</text:p>
          </table:table-cell>
          <table:table-cell table:style-name="ce12" table:formula="of:=(([.$A$4]+[.H15])*[.$B$15]^2)/([.H15]*2*[.$A$15]*[.I18]^2)" office:value-type="float" office:value="9.12768082397763" calcext:value-type="float">
            <text:p>9.12768082397763</text:p>
          </table:table-cell>
          <table:table-cell table:style-name="ce18" table:formula="of:=[.C60]*(((0.0000005*2+0.0000005)/[.$A$4]+[.H15])+(2*0.001/[.$B$15])+(0.001/[.$A$15])+(0.0000005/[.H15])+(0.0005/[.I18]))" office:value-type="float" office:value="0.260145887935745" calcext:value-type="float">
            <text:p>0.260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67.568" calcext:value-type="float">
            <text:p>67.568</text:p>
          </table:table-cell>
          <table:table-cell table:style-name="ce12" table:formula="of:=(([.$A$4]+[.J15])*[.$B$15]^2)/([.J15]*2*[.$A$15]*[.K18]^2)" office:value-type="float" office:value="8.87579189924882" calcext:value-type="float">
            <text:p>8.87579189924882</text:p>
          </table:table-cell>
          <table:table-cell table:style-name="ce18" table:formula="of:=[.C61]*(((0.0000005*2+0.0000005)/[.$A$4]+[.J15])+(2*0.001/[.$B$15])+(0.001/[.$A$15])+(0.0000005/[.J15])+(0.0005/[.K18]))" office:value-type="float" office:value="0.278822353334775" calcext:value-type="float">
            <text:p>0.279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54.645" calcext:value-type="float">
            <text:p>54.645</text:p>
          </table:table-cell>
          <table:table-cell table:style-name="ce12" table:formula="of:=(([.$A$4]+[.L15])*[.$B$15]^2)/([.L15]*2*[.$A$15]*[.M18]^2)" office:value-type="float" office:value="9.56109902977584" calcext:value-type="float">
            <text:p>9.56109902977584</text:p>
          </table:table-cell>
          <table:table-cell table:style-name="ce18" table:formula="of:=[.C62]*(((0.0000005*2+0.0000005)/[.$A$4]+[.L15])+(2*0.001/[.$B$15])+(0.001/[.$A$15])+(0.0000005/[.L15])+(0.0005/[.M18]))" office:value-type="float" office:value="0.335839865812774" calcext:value-type="float">
            <text:p>0.336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50.505" calcext:value-type="float">
            <text:p>50.505</text:p>
          </table:table-cell>
          <table:table-cell table:style-name="ce12" table:formula="of:=(([.$A$4]+[.N15])*[.$B$15]^2)/([.N15]*2*[.$A$15]*[.O18]^2)" office:value-type="float" office:value="9.42039007853416" calcext:value-type="float">
            <text:p>9.42039007853416</text:p>
          </table:table-cell>
          <table:table-cell table:style-name="ce18" table:formula="of:=[.C63]*(((0.0000005*2+0.0000005)/[.$A$4]+[.N15])+(2*0.001/[.$B$15])+(0.001/[.$A$15])+(0.0000005/[.N15])+(0.0005/[.O18]))" office:value-type="float" office:value="0.345460886580517" calcext:value-type="float">
            <text:p>0.345</text:p>
          </table:table-cell>
          <table:table-cell table:number-columns-repeated="2"/>
          <table:table-cell table:style-name="ce25"/>
          <table:table-cell table:number-columns-repeated="57"/>
        </table:table-row>
        <table:table-row table:style-name="ro3">
          <table:table-cell/>
          <table:table-cell table:style-name="ce5" office:value-type="float" office:value="44.248" calcext:value-type="float">
            <text:p>44.248</text:p>
          </table:table-cell>
          <table:table-cell table:style-name="ce12" table:formula="of:=(([.$A$4]+[.P15])*[.$B$15]^2)/([.P15]*2*[.$A$15]*[.Q18]^2)" office:value-type="float" office:value="9.23659082628422" calcext:value-type="float">
            <text:p>9.23659082628422</text:p>
          </table:table-cell>
          <table:table-cell table:style-name="ce18" table:formula="of:=[.C64]*(((0.0000005*2+0.0000005)/[.$A$4]+[.P15])+(2*0.001/[.$B$15])+(0.001/[.$A$15])+(0.0000005/[.P15])+(0.0005/[.Q18]))" office:value-type="float" office:value="0.365356645629261" calcext:value-type="float">
            <text:p>0.365</text:p>
          </table:table-cell>
          <table:table-cell table:number-columns-repeated="60"/>
        </table:table-row>
        <table:table-row table:style-name="ro3">
          <table:table-cell/>
          <table:table-cell table:style-name="ce4" office:value-type="float" office:value="39.526" calcext:value-type="float">
            <text:p>39.526</text:p>
          </table:table-cell>
          <table:table-cell table:style-name="ce8" table:formula="of:=(([.$A$4]+[.R15])*[.$B$15]^2)/([.R15]*2*[.$A$15]*[.S18]^2)" office:value-type="float" office:value="9.46795793343769" calcext:value-type="float">
            <text:p>9.46795793343769</text:p>
          </table:table-cell>
          <table:table-cell table:style-name="ce18" table:formula="of:=[.C65]*(((0.0000005*2+0.0000005)/[.$A$4]+[.R15])+(2*0.001/[.$B$15])+(0.001/[.$A$15])+(0.0000005/[.R15])+(0.0005/[.S18]))" office:value-type="float" office:value="0.401161397930118" calcext:value-type="float">
            <text:p>0.401</text:p>
          </table:table-cell>
          <table:table-cell table:number-columns-repeated="60"/>
        </table:table-row>
        <table:table-row table:style-name="ro3">
          <table:table-cell table:number-columns-repeated="2"/>
          <table:table-cell table:formula="of:=AVERAGE([.C58:.C65])" office:value-type="float" office:value="9.26927198754204" calcext:value-type="float">
            <text:p>9.26927198754204</text:p>
          </table:table-cell>
          <table:table-cell table:style-name="ce18" table:formula="of:=AVERAGE([.D58:.D65])" office:value-type="float" office:value="0.307265006821497" calcext:value-type="float">
            <text:p>0.307</text:p>
          </table:table-cell>
          <table:table-cell table:number-columns-repeated="60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formula="of:=[.G58]*(((2*[.F27]+[.F27])/([.A4]/2+[.D15]))+2*([.F28]/0.2)+([.F28]/0.2)+([.F27]/[.D15])+([.F29]/[.E20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59]*(((2*[.F27]+[.F27])/([.A4]/2+[.F15]))+2*([.F28]/0.2)+([.F28]/0.2)+([.F27]/[.F15])+([.F29]/[.G20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0]*(((2*[.F27]+[.F27])/([.A4]/2+[.H15]))+2*([.F28]/0.2)+([.F28]/0.2)+([.F27]/[.H15])+([.F29]/[.I18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1]*(((2*[.F27]+[.F27])/([.A4]/2+[.J15]))+2*([.F28]/0.2)+([.F28]/0.2)+([.F27]/[.J15])+([.F29]/[.K18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2]*(((2*[.F27]+[.F27])/([.A4]/2+[.L15]))+2*([.F28]/0.2)+([.F28]/0.2)+([.F27]/[.L15])+([.F29]/[.M18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3]*(((2*[.F27]+[.F27])/([.A4]/2+[.N15]))+2*([.F28]/0.2)+([.F28]/0.2)+([.F27]/[.N15])+([.F29]/[.O18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4]*(((2*[.F27]+[.F27])/([.A4]/2+[.P15]))+2*([.F28]/0.2)+([.F28]/0.2)+([.F27]/[.P15])+([.F29]/[.Q18]))" office:value-type="float" office:value="0" calcext:value-type="float">
            <text:p>0</text:p>
          </table:table-cell>
          <table:table-cell table:number-columns-repeated="45"/>
        </table:table-row>
        <table:table-row table:style-name="ro3">
          <table:table-cell table:number-columns-repeated="18"/>
          <table:table-cell table:formula="of:=[.G65]*(((2*[.F27]+[.F27])/([.A4]/2+[.R15]))+2*([.F28]/0.2)+([.F28]/0.2)+([.F27]/[.R15])+([.F29]/[.S18]))" office:value-type="float" office:value="0" calcext:value-type="float">
            <text:p>0</text:p>
          </table:table-cell>
          <table:table-cell table:number-columns-repeated="45"/>
        </table:table-row>
        <table:table-row table:style-name="ro3" table:number-rows-repeated="104849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avnouskoritelno" table:style-name="ta2">
        <office:forms form:automatic-focus="false" form:apply-design-mode="false"/>
        <table:table-column table:style-name="co10" table:number-columns-repeated="7" table:default-cell-style-name="Default"/>
        <table:table-row table:style-name="ro3">
          <table:table-cell office:value-type="string" calcext:value-type="string">
            <text:p>m, g</text:p>
          </table:table-cell>
          <table:table-cell office:value-type="string" calcext:value-type="string">
            <text:p>t, s</text:p>
          </table:table-cell>
          <table:table-cell table:number-columns-repeated="2"/>
          <table:table-cell office:value-type="string" calcext:value-type="string">
            <text:p>trifon</text:p>
          </table:table-cell>
          <table:table-cell office:value-type="string" calcext:value-type="string">
            <text:p>m, g</text:p>
          </table:table-cell>
          <table:table-cell office:value-type="string" calcext:value-type="string">
            <text:p>t, s</text:p>
          </table:table-cell>
        </table:table-row>
        <table:table-row table:style-name="ro3">
          <table:table-cell table:style-name="ce52" office:value-type="float" office:value="0.005153" calcext:value-type="float">
            <text:p>0.0052</text:p>
          </table:table-cell>
          <table:table-cell office:value-type="float" office:value="0.813" calcext:value-type="float">
            <text:p>0.813</text:p>
          </table:table-cell>
          <table:table-cell table:number-columns-repeated="3"/>
          <table:table-cell office:value-type="float" office:value="4.488" calcext:value-type="float">
            <text:p>4.488</text:p>
          </table:table-cell>
          <table:table-cell table:formula="of:=AVERAGE(1.057; 1.042; 1.062)" office:value-type="float" office:value="1.05366666666667" calcext:value-type="float">
            <text:p>1.05366666666667</text:p>
          </table:table-cell>
        </table:table-row>
        <table:table-row table:style-name="ro3">
          <table:table-cell office:value-type="float" office:value="0.005905" calcext:value-type="float">
            <text:p>0.005905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  <table:table-cell office:value-type="float" office:value="8.52" calcext:value-type="float">
            <text:p>8.52</text:p>
          </table:table-cell>
          <table:table-cell table:formula="of:=AVERAGE(0.759; 0.756; 0.753)" office:value-type="float" office:value="0.756" calcext:value-type="float">
            <text:p>0.756</text:p>
          </table:table-cell>
        </table:table-row>
        <table:table-row table:style-name="ro3">
          <table:table-cell office:value-type="float" office:value="0.0116673333333333" calcext:value-type="float">
            <text:p>0.011667333333333</text:p>
          </table:table-cell>
          <table:table-cell office:value-type="float" office:value="0.5592" calcext:value-type="float">
            <text:p>0.5592</text:p>
          </table:table-cell>
          <table:table-cell table:number-columns-repeated="3"/>
          <table:table-cell office:value-type="float" office:value="11.47" calcext:value-type="float">
            <text:p>11.47</text:p>
          </table:table-cell>
          <table:table-cell table:formula="of:=AVERAGE(0.641; 0.649; 0.645)" office:value-type="float" office:value="0.645" calcext:value-type="float">
            <text:p>0.645</text:p>
          </table:table-cell>
        </table:table-row>
        <table:table-row table:style-name="ro3">
          <table:table-cell table:number-columns-repeated="5"/>
          <table:table-cell table:formula="of:=11.47+8.52" office:value-type="float" office:value="19.99" calcext:value-type="float">
            <text:p>19.99</text:p>
          </table:table-cell>
          <table:table-cell table:formula="of:=AVERAGE(499; 492; 503)/1000" office:value-type="float" office:value="0.498" calcext:value-type="float">
            <text:p>0.498</text:p>
          </table:table-cell>
        </table:table-row>
        <table:table-row table:style-name="ro3">
          <table:table-cell office:value-type="string" calcext:value-type="string">
            <text:p>L, cm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8.52+4.488" office:value-type="float" office:value="13.008" calcext:value-type="float">
            <text:p>13.008</text:p>
          </table:table-cell>
          <table:table-cell table:formula="of:=AVERAGE(598; 603; 591)/1000" office:value-type="float" office:value="0.597333333333333" calcext:value-type="float">
            <text:p>0.597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 number:title="User-defined">
      <number:number number:decimal-places="3" loext:min-decimal-places="3" number:min-integer-digits="1"/>
    </number:number-style>
    <number:number-style style:name="N161">
      <number:number number:decimal-places="15" loext:min-decimal-places="15" number:min-integer-digits="1"/>
    </number:number-style>
    <number:number-style style:name="N162">
      <number:number number:decimal-places="8" loext:min-decimal-places="8" number:min-integer-digits="1"/>
    </number:number-style>
    <number:number-style style:name="N163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7:51:07.803763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2-01-10T17:09:59.344993800</dc:date>
    <meta:generator>LibreOffice/6.4.7.2$Linux_X86_64 LibreOffice_project/40$Build-2</meta:generator>
    <meta:editing-duration>PT5M12S</meta:editing-duration>
    <meta:editing-cycles>1</meta:editing-cycles>
    <meta:document-statistic meta:table-count="2" meta:cell-count="34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 chart:error-category="cell-range" chart:error-upper-range="Sheet1.D58:Sheet1.D65" chart:error-lower-range="Sheet1.D58:Sheet1.D65"/>
    </style:style>
    <style:style style:name="ch3" style:family="chart" style:data-style-name="N0">
      <style:chart-properties chart:display-label="true" chart:tick-marks-major-inner="false" chart:tick-marks-major-outer="false" chart:logarithmic="false" chart:minimum="30" chart:maximum="13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error-category="cell-range" chart:error-upper-range="Sheet1.D58:Sheet1.D65" chart:error-lower-range="Sheet1.D58:Sheet1.D65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 svg:stroke-color="#ed7d31"/>
    </style:style>
    <style:style style:name="ch9" style:family="chart">
      <style:text-properties fo:color="#595959" style:text-position="0% 100%" fo:font-family="Calibri" fo:font-size="9pt" style:font-size-asian="9pt" style:font-size-complex="9pt"/>
    </style:style>
    <style:style style:name="ch10" style:family="chart">
      <style:chart-properties chart:error-upper-indicator="true" chart:error-lower-indicator="true" chart:error-category="cell-range" chart:error-upper-range="Sheet1.D58:Sheet1.D65" chart:error-lower-range="Sheet1.D58:Sheet1.D65" loext:std-weight="1"/>
      <style:graphic-properties draw:stroke="solid" svg:stroke-width="0.026cm" svg:stroke-color="#595959" svg:stroke-opacity="100%" draw:stroke-linejoin="roun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131cm" svg:height="8.689cm" xlink:href=".." xlink:type="simple" chart:class="chart:scatter" chart:style-name="ch1">
        <chart:plot-area chart:style-name="ch2" table:cell-range-address="Sheet1.B58:Sheet1.C65" svg:x="0.626cm" svg:y="1.001cm" svg:width="14.041cm" svg:height="6.861cm">
          <chartooo:coordinate-region svg:x="1.124cm" svg:y="1.162cm" svg:width="13.543cm" svg:height="6.283cm"/>
          <chart:axis chart:dimension="x" chart:name="primary-x" chart:style-name="ch3">
            <chart:title svg:x="12.842cm" svg:y="8.054cm" chart:style-name="ch4">
              <text:p>1/mj [1/kg]</text:p>
            </chart:title>
            <chart:grid chart:style-name="ch5" chart:class="major"/>
          </chart:axis>
          <chart:axis chart:dimension="y" chart:name="primary-y" chart:style-name="ch6">
            <chart:title svg:x="0.146cm" svg:y="0.402cm" chart:style-name="ch4">
              <text:p>g [m/s2]</text:p>
            </chart:title>
            <chart:grid chart:style-name="ch5" chart:class="major"/>
          </chart:axis>
          <chart:series chart:style-name="ch7" chart:values-cell-range-address="Sheet1.C58:Sheet1.C65" chart:class="chart:scatter">
            <chart:domain table:cell-range-address="Sheet1.B58:Sheet1.B65"/>
            <chart:regression-curve chart:style-name="ch8">
              <chart:equation chart:display-equation="true" chart:display-r-square="false" chart:style-name="ch9"/>
            </chart:regression-curve>
            <chart:error-indicator chart:style-name="ch10" chart:dimension="y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.205">
                <text:p>128.205</text:p>
                <draw:g>
                  <svg:desc>Sheet1.B58:Sheet1.B65</svg:desc>
                </draw:g>
              </table:table-cell>
              <table:table-cell office:value-type="float" office:value="9.0621527396901">
                <text:p>9.0621527396901</text:p>
                <draw:g>
                  <svg:desc>Sheet1.C58:Sheet1.C65</svg:desc>
                </draw:g>
              </table:table-cell>
              <table:table-cell office:value-type="float" office:value="0.218015668629815">
                <text:p>0.218015668629815</text:p>
                <draw:g>
                  <svg:desc>Sheet1.D58:Sheet1.D65</svg:desc>
                </draw:g>
              </table:table-cell>
              <table:table-cell office:value-type="float" office:value="0.218015668629815">
                <text:p>0.218015668629815</text:p>
                <draw:g>
                  <svg:desc>Sheet1.D5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238">
                <text:p>95.238</text:p>
              </table:table-cell>
              <table:table-cell office:value-type="float" office:value="9.40251256938782">
                <text:p>9.40251256938782</text:p>
              </table:table-cell>
              <table:table-cell office:value-type="float" office:value="0.253317348718969">
                <text:p>0.253317348718969</text:p>
              </table:table-cell>
              <table:table-cell office:value-type="float" office:value="0.253317348718969">
                <text:p>0.253317348718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.333">
                <text:p>83.333</text:p>
              </table:table-cell>
              <table:table-cell office:value-type="float" office:value="9.12768082397763">
                <text:p>9.12768082397763</text:p>
              </table:table-cell>
              <table:table-cell office:value-type="float" office:value="0.260145887935745">
                <text:p>0.260145887935745</text:p>
              </table:table-cell>
              <table:table-cell office:value-type="float" office:value="0.260145887935745">
                <text:p>0.260145887935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568">
                <text:p>67.568</text:p>
              </table:table-cell>
              <table:table-cell office:value-type="float" office:value="8.87579189924882">
                <text:p>8.87579189924882</text:p>
              </table:table-cell>
              <table:table-cell office:value-type="float" office:value="0.278822353334775">
                <text:p>0.278822353334775</text:p>
              </table:table-cell>
              <table:table-cell office:value-type="float" office:value="0.278822353334775">
                <text:p>0.2788223533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645">
                <text:p>54.645</text:p>
              </table:table-cell>
              <table:table-cell office:value-type="float" office:value="9.56109902977584">
                <text:p>9.56109902977584</text:p>
              </table:table-cell>
              <table:table-cell office:value-type="float" office:value="0.335839865812774">
                <text:p>0.335839865812774</text:p>
              </table:table-cell>
              <table:table-cell office:value-type="float" office:value="0.335839865812774">
                <text:p>0.335839865812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05">
                <text:p>50.505</text:p>
              </table:table-cell>
              <table:table-cell office:value-type="float" office:value="9.42039007853416">
                <text:p>9.42039007853416</text:p>
              </table:table-cell>
              <table:table-cell office:value-type="float" office:value="0.345460886580517">
                <text:p>0.345460886580517</text:p>
              </table:table-cell>
              <table:table-cell office:value-type="float" office:value="0.345460886580517">
                <text:p>0.345460886580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248">
                <text:p>44.248</text:p>
              </table:table-cell>
              <table:table-cell office:value-type="float" office:value="9.23659082628422">
                <text:p>9.23659082628422</text:p>
              </table:table-cell>
              <table:table-cell office:value-type="float" office:value="0.365356645629261">
                <text:p>0.365356645629261</text:p>
              </table:table-cell>
              <table:table-cell office:value-type="float" office:value="0.365356645629261">
                <text:p>0.365356645629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526">
                <text:p>39.526</text:p>
              </table:table-cell>
              <table:table-cell office:value-type="float" office:value="9.46795793343769">
                <text:p>9.46795793343769</text:p>
              </table:table-cell>
              <table:table-cell office:value-type="float" office:value="0.401161397930118">
                <text:p>0.401161397930118</text:p>
              </table:table-cell>
              <table:table-cell office:value-type="float" office:value="0.401161397930118">
                <text:p>0.40116139793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